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3465a4" loext:opacity="100%"/>
    </style:style>
    <style:style style:name="P2" style:family="paragraph" style:parent-style-name="Heading_20_4">
      <style:text-properties fo:color="#3465a4" loext:opacity="100%"/>
    </style:style>
    <style:style style:name="P3" style:family="paragraph" style:parent-style-name="Heading_20_4">
      <style:text-properties fo:color="#3465a4" loext:opacity="100%" fo:background-color="#ffffff"/>
    </style:style>
    <style:style style:name="P4" style:family="paragraph" style:parent-style-name="Heading_20_4">
      <style:text-properties fo:color="#3465a4" loext:opacity="100%" fo:font-weight="bold" fo:background-color="#ffffff" style:font-weight-asian="bold" style:font-weight-complex="bold"/>
    </style:style>
    <style:style style:name="P5" style:family="paragraph" style:parent-style-name="Heading_20_4">
      <style:text-properties fo:color="#3465a4" loext:opacity="100%" fo:font-weight="bold" officeooo:rsid="0018e89a" officeooo:paragraph-rsid="0018e89a" fo:background-color="#ffffff" style:font-weight-asian="bold" style:font-weight-complex="bold"/>
    </style:style>
    <style:style style:name="P6" style:family="paragraph" style:parent-style-name="Text_20_body">
      <style:text-properties fo:color="#000000" loext:opacity="100%" fo:font-weight="normal" fo:background-color="#ffffff" style:font-weight-asian="normal" style:font-weight-complex="normal"/>
    </style:style>
    <style:style style:name="P7" style:family="paragraph" style:parent-style-name="Text_20_body">
      <style:text-properties fo:color="#000000" loext:opacity="100%" fo:font-weight="normal" officeooo:rsid="0018e89a" officeooo:paragraph-rsid="0018e89a" fo:background-color="#ffffff" style:font-weight-asian="normal" style:font-weight-complex="normal"/>
    </style:style>
    <style:style style:name="P8" style:family="paragraph" style:parent-style-name="Text_20_body">
      <style:text-properties fo:color="#000000" loext:opacity="100%" fo:font-size="10pt" fo:font-weight="normal" officeooo:rsid="0018e89a" officeooo:paragraph-rsid="0018e89a" fo:background-color="#ffffff" style:font-size-asian="10pt" style:font-weight-asian="normal" style:font-size-complex="10pt" style:font-weight-complex="normal"/>
    </style:style>
    <style:style style:name="P9" style:family="paragraph" style:parent-style-name="Text_20_body">
      <style:text-properties fo:color="#000000" loext:opacity="100%" fo:font-size="12pt" fo:font-weight="normal" officeooo:rsid="0018e89a" officeooo:paragraph-rsid="0018e89a" fo:background-color="#ffffff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color="#000000" loext:opacity="100%" fo:font-size="12pt" fo:font-weight="bold" officeooo:rsid="0018e89a" officeooo:paragraph-rsid="0018e89a" fo:background-color="#ffffff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officeooo:paragraph-rsid="0018e89a"/>
    </style:style>
    <style:style style:name="P12" style:family="paragraph" style:parent-style-name="Text_20_body" style:list-style-name="L1"/>
    <style:style style:name="T1" style:family="text">
      <style:text-properties officeooo:rsid="0018e8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572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ictionar<text:span text:style-name="T1">y</text:span> : </text:h>
      <text:p text:style-name="Text_20_body"/>
      <text:list xml:id="list3309158829" text:style-name="L1">
        <text:list-item>
          <text:p text:style-name="P11">A dictionary is a collection that stores data in key-value pairs. </text:p>
          <text:p text:style-name="P11"/>
        </text:list-item>
        <text:list-item>
          <text:p text:style-name="P11">In C#, the <text:span text:style-name="Source_20_Text"><text:span text:style-name="T2">Dictionary&lt;K, V&gt;</text:span></text:span> class from the <text:span text:style-name="Source_20_Text"><text:span text:style-name="T2">System.Collections.Generic</text:span></text:span><text:span text:style-name="T2"> </text:span>namespace is commonly used for this purpose.</text:p>
          <text:p text:style-name="P11"/>
        </text:list-item>
        <text:list-item>
          <text:p text:style-name="P11"><text:s/>The key is used to identify the value associated with it.</text:p>
          <text:p text:style-name="P11"/>
        </text:list-item>
        <text:list-item>
          <text:p text:style-name="P12">Example: <text:span text:style-name="Source_20_Text">{ "name": "John", "age": 25 }</text:span> where "name" and "age" are keys, and "John" and 25 are their respective values.</text:p>
        </text:list-item>
        <text:list-item>
          <text:p text:style-name="P12">Keys in a dictionary must be unique.</text:p>
        </text:list-item>
      </text:list>
      <text:p text:style-name="Text_20_body"/>
      <text:h text:style-name="P2" text:outline-level="4">Creating a Dictionary:</text:h>
      <text:p text:style-name="P6">Dictionary&lt;string, int&gt; ageDictionary = new Dictionary&lt;string, int&gt;();</text:p>
      <text:h text:style-name="P3" text:outline-level="4">Adding Key-Value Pairs:</text:h>
      <text:p text:style-name="P6">ageDictionary["John"] = 25;</text:p>
      <text:p text:style-name="P6">ageDictionary["Jane"] = 30;</text:p>
      <text:h text:style-name="P4" text:outline-level="4">Accessing Values:</text:h>
      <text:p text:style-name="P6">int johnsAge = ageDictionary["John"];</text:p>
      <text:p text:style-name="P6">Console.WriteLine($"John's age is {johnsAge}");</text:p>
      <text:h text:style-name="P5" text:outline-level="4">Checking if a Key Exists:</text:h>
      <text:p text:style-name="P7">if (ageDictionary.ContainsKey("John"))</text:p>
      <text:p text:style-name="P7">{</text:p>
      <text:p text:style-name="P7"><text:s text:c="4"/>// Key exists, do something</text:p>
      <text:p text:style-name="P7">}</text:p>
      <text:h text:style-name="P5" text:outline-level="4">Removing Key-Value Pairs :</text:h>
      <text:p text:style-name="P7">ageDictionary.Remove("Jane");</text:p>
      <text:p text:style-name="P10"/>
      <text:p text:style-name="P9"/>
      <text:p text:style-name="P7"/>
      <text:p text:style-name="P7"/>
      <text:p text:style-name="P7"/>
      <text:p text:style-name="P7"/>
      <text:p text:style-name="P7"><text:soft-page-break/></text:p>
      <text:p text:style-name="P8">using System;</text:p>
      <text:p text:style-name="P8">using System.Collections.Generic;</text:p>
      <text:p text:style-name="P8"/>
      <text:p text:style-name="P8">class Program</text:p>
      <text:p text:style-name="P8">{</text:p>
      <text:p text:style-name="P8"><text:s text:c="4"/>static void Main()</text:p>
      <text:p text:style-name="P8"><text:s text:c="4"/>{</text:p>
      <text:p text:style-name="P8"><text:s text:c="8"/>// Create a dictionary to store student ages</text:p>
      <text:p text:style-name="P8"><text:s text:c="8"/>Dictionary&lt;string, int&gt; studentAges = new Dictionary&lt;string, int&gt;();</text:p>
      <text:p text:style-name="P8"/>
      <text:p text:style-name="P8"><text:s text:c="8"/>// Add some entries</text:p>
      <text:p text:style-name="P8"><text:s text:c="8"/>studentAges["Alice"] = 22;</text:p>
      <text:p text:style-name="P8"><text:s text:c="8"/>studentAges["Bob"] = 20;</text:p>
      <text:p text:style-name="P8"><text:s text:c="8"/>studentAges["Charlie"] = 21;</text:p>
      <text:p text:style-name="P8"/>
      <text:p text:style-name="P8"><text:s text:c="8"/>// Access and print ages</text:p>
      <text:p text:style-name="P8"><text:s text:c="8"/>foreach (var kvp in studentAges)</text:p>
      <text:p text:style-name="P8"><text:s text:c="8"/>{</text:p>
      <text:p text:style-name="P8"><text:s text:c="12"/>Console.WriteLine($"{kvp.Key}'s age is {kvp.Value}");</text:p>
      <text:p text:style-name="P8"><text:s text:c="8"/>}</text:p>
      <text:p text:style-name="P8"/>
      <text:p text:style-name="P8"><text:s text:c="8"/>// Check if a student is in the dictionary</text:p>
      <text:p text:style-name="P8"><text:s text:c="8"/>string studentToCheck = "Alice";</text:p>
      <text:p text:style-name="P8"><text:s text:c="8"/>if (studentAges.ContainsKey(studentToCheck))</text:p>
      <text:p text:style-name="P8"><text:s text:c="8"/>{</text:p>
      <text:p text:style-name="P8"><text:s text:c="12"/>Console.WriteLine($"{studentToCheck} is in the dictionary.");</text:p>
      <text:p text:style-name="P8"><text:s text:c="8"/>}</text:p>
      <text:p text:style-name="P8"><text:s text:c="8"/>else</text:p>
      <text:p text:style-name="P8"><text:s text:c="8"/>{</text:p>
      <text:p text:style-name="P8"><text:s text:c="12"/>Console.WriteLine($"{studentToCheck} is not in the dictionary.");</text:p>
      <text:p text:style-name="P8"><text:s text:c="8"/>}</text:p>
      <text:p text:style-name="P8"><text:s text:c="4"/>}</text:p>
      <text:p text:style-name="P8">}</text:p>
      <text:p text:style-name="P8"/>
      <text:p text:style-name="P8"/>
      <text:p text:style-name="P8"><text:soft-page-break/></text:p>
      <text:p text:style-name="P8">using System; <text:s text:c="96"/><text:span text:style-name="T3">#Taking user Input</text:span></text:p>
      <text:p text:style-name="P8">using System.Collections.Generic;</text:p>
      <text:p text:style-name="P8">class Program</text:p>
      <text:p text:style-name="P8">{</text:p>
      <text:p text:style-name="P8"><text:s text:c="4"/>static void Main()</text:p>
      <text:p text:style-name="P8"><text:s text:c="4"/>{</text:p>
      <text:p text:style-name="P8"><text:s text:c="8"/>// Create an empty dictionary to store user input</text:p>
      <text:p text:style-name="P8"><text:s text:c="8"/>Dictionary&lt;string, string&gt; userDictionary = new Dictionary&lt;string, string&gt;();</text:p>
      <text:p text:style-name="P8"/>
      <text:p text:style-name="P8"><text:s text:c="8"/>Console.WriteLine("Enter key-value pairs for the dictionary. Enter 'stop' as the key to finish.");</text:p>
      <text:p text:style-name="P8"/>
      <text:p text:style-name="P8"><text:s text:c="8"/>while (true)</text:p>
      <text:p text:style-name="P8"><text:s text:c="8"/>{</text:p>
      <text:p text:style-name="P8"><text:s text:c="12"/>Console.Write("Enter key: ");</text:p>
      <text:p text:style-name="P8"><text:s text:c="12"/>string key = Console.ReadLine();</text:p>
      <text:p text:style-name="P8"/>
      <text:p text:style-name="P8"><text:s text:c="12"/>// Check if the user wants to stop entering data</text:p>
      <text:p text:style-name="P8"><text:s text:c="12"/>if (key.ToLower() == "stop")</text:p>
      <text:p text:style-name="P8"><text:s text:c="12"/>{</text:p>
      <text:p text:style-name="P8"><text:s text:c="16"/>break;</text:p>
      <text:p text:style-name="P8"><text:s text:c="12"/>}</text:p>
      <text:p text:style-name="P8"/>
      <text:p text:style-name="P8"><text:s text:c="12"/>Console.Write("Enter value: ");</text:p>
      <text:p text:style-name="P8"><text:s text:c="12"/>string value = Console.ReadLine();</text:p>
      <text:p text:style-name="P8"/>
      <text:p text:style-name="P8"><text:s text:c="12"/>// Add the key-value pair to the dictionary</text:p>
      <text:p text:style-name="P8"><text:s text:c="12"/>userDictionary[key] = value;</text:p>
      <text:p text:style-name="P8"><text:s text:c="8"/>}</text:p>
      <text:p text:style-name="P8"><text:s text:c="8"/>// Display the contents of the dictionary</text:p>
      <text:p text:style-name="P8"><text:s text:c="8"/>Console.WriteLine("\nUser Input Dictionary:");</text:p>
      <text:p text:style-name="P8"><text:s text:c="8"/>foreach (var kvp in userDictionary)</text:p>
      <text:p text:style-name="P8"><text:s text:c="8"/>{</text:p>
      <text:p text:style-name="P8"><text:s text:c="12"/>Console.WriteLine($"{kvp.Key}: {kvp.Value}");</text:p>
      <text:p text:style-name="P8"><text:s text:c="8"/>}</text:p>
      <text:p text:style-name="P8"><text:s text:c="4"/>}</text:p>
      <text:p text:style-name="P8"><text:soft-pag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7:46:57.179381321</meta:creation-date>
    <dc:date>2024-01-25T18:41:41.871214185</dc:date>
    <meta:editing-duration>PT1H58M4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84" meta:word-count="322" meta:character-count="2811" meta:non-whitespace-character-count="2035"/>
  </office:meta>
</office:document-meta>
</file>